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Watchdog.isW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Watchdog.timeoutOccured( Watchdog 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uteWatchdog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Watchdog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Watchdog.ExecuteWatchdog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Watchdog.killed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Watchdog.start( Process pro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ecuteWatchdog.ExecuteWatchdog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Watchdog.check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